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Diagnóstico Y Caracterizacion Del Estado Trofico Y Batimetrico De Lagos Costeros</text:span><text:span text:style-name="T5"> </text:span>: <text:span text:style-name="T5">MOP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'Angelo Duran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6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30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Temperatura del agua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Fosf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Fosforo Total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Clorofila a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Transparencia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40</text:p>
            </table:table-cell>
            <table:table-cell office:value-type="string" table:style-name="Table2.B2">
              <text:p text:style-name="P3">Fitoplancton (cuantitativo y cualitativo)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0</text:p>
            </table:table-cell>
            <table:table-cell office:value-type="string" table:style-name="Table2.B2">
              <text:p text:style-name="P3">Zooplancton (cuantitativo y cualitativo)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L-01-S;L-01-F;L-01-A;L-01-E;L-02-S;L-02-F;L-02-A;L-02-E;L-03-S;L-03-F;L-03-A;L-03-E;L-04-S;L-04-F;L-04-A;L-04-E;L-05-S;L-05-F;L-05-A;L-05-E;L-06-S;L-06-F;L-06-A;L-06-E;L-07-S;L-07-F;L-07-A;L-07-E;L-08-S;L-08-F;L-08-A;L-08-E;L-09-S;L-09-F;L-09-A;L-09-E;L-10-S;L-10-F;L-10-A;L-10-E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No</text:p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Red Fitoplancto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Red Zooplancto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5 L</text:p>
            </table:table-cell>
            <table:table-cell office:value-type="string" table:style-name="Table5.B2">
              <text:p text:style-name="P7">Alcohol (70%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00 mL</text:p>
            </table:table-cell>
            <table:table-cell office:value-type="string" table:style-name="Table5.B2">
              <text:p text:style-name="P7">Lugol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5</text:p>
            </table:table-cell>
            <table:table-cell office:value-type="string" table:style-name="Table5.B2">
              <text:p text:style-name="P7">Guantes M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5</text:p>
            </table:table-cell>
            <table:table-cell office:value-type="string" table:style-name="Table5.B2">
              <text:p text:style-name="P7">Guantes L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tella Van Dorn (11L) + Mensajero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